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63BF26FDF26D856840E.png" manifest:media-type="image/png"/>
  <manifest:file-entry manifest:full-path="Pictures/100000000000032000000500941171DB7B048E5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1c3ad"/>
    </style:style>
    <style:style style:name="gr2" style:family="graphic" style:parent-style-name="standard">
      <style:graphic-properties draw:stroke="none" draw:fill="solid" draw:fill-color="#776454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279cm" svg:stroke-color="#ffffff" draw:stroke-linejoin="miter" svg:stroke-linecap="butt" draw:fill="none" fo:padding-top="0.139cm" fo:padding-bottom="0.139cm" fo:padding-left="0.139cm" fo:padding-right="0.139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f8f3f2"/>
    </style:style>
    <style:style style:name="gr8" style:family="graphic" style:parent-style-name="standard">
      <style:graphic-properties draw:stroke="none" draw:fill="solid" draw:fill-color="#ece7e6"/>
    </style:style>
    <style:style style:name="P1" style:family="paragraph">
      <loext:graphic-properties draw:fill="solid" draw:fill-color="#d1c3ad"/>
    </style:style>
    <style:style style:name="P2" style:family="paragraph">
      <loext:graphic-properties draw:fill="solid" draw:fill-color="#776454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f8f3f2"/>
    </style:style>
    <style:style style:name="P7" style:family="paragraph">
      <loext:graphic-properties draw:fill="solid" draw:fill-color="#ece7e6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7.94cm" svg:height="43.206cm" svg:x="0cm" svg:y="0cm" svg:viewBox="0 0 27941 43207" draw:points="0,0 27941,0 27941,43207 0,43207">
          <text:p/>
        </draw:polygon>
        <draw:polygon draw:style-name="gr2" draw:text-style-name="P2" draw:layer="layout" svg:width="27.94cm" svg:height="43.206cm" svg:x="0cm" svg:y="0cm" svg:viewBox="0 0 27941 43207" draw:points="0,0 27941,0 27941,43207 0,43207">
          <text:p/>
        </draw:polygon>
        <draw:frame draw:style-name="gr3" draw:text-style-name="P3" draw:layer="layout" svg:width="27.93cm" svg:height="44.688cm" svg:x="0cm" svg:y="0cm">
          <draw:image xlink:href="Pictures/100000000000032000000500941171DB7B048E5D.jpg" xlink:type="simple" xlink:show="embed" xlink:actuate="onLoad" loext:mime-type="image/jpeg">
            <text:p/>
          </draw:image>
        </draw:frame>
        <draw:frame draw:style-name="gr3" draw:text-style-name="P3" draw:layer="layout" svg:width="28.088cm" svg:height="22.4cm" svg:x="-0.149cm" svg:y="10.889cm">
          <draw:image xlink:href="Pictures/10000201000007D00000063BF26FDF26D856840E.png" xlink:type="simple" xlink:show="embed" xlink:actuate="onLoad" loext:mime-type="image/png">
            <text:p/>
          </draw:image>
        </draw:frame>
        <draw:path draw:style-name="gr4" draw:text-style-name="P4" draw:layer="layout" svg:width="13.003cm" svg:height="5.121cm" svg:x="5.302cm" svg:y="12.582cm" svg:viewBox="0 0 13004 5122" svg:d="M1319 5040h1428l1318-4463h-1208l-453 1950c-117 474-206 934-329 1414h-28c-123-480-206-940-329-1414l-467-1950h-1251zM4395 5040h1181v-3433h-1181zM4985 1182c385 0 660-248 660-591s-275-591-660-591c-384 0-659 248-659 591s275 591 659 591zM7182 5040h1360l1084-3433h-1126l-370 1497c-83 343-165 700-247 1071h-28c-82-371-165-728-247-1071l-371-1497h-1181zM11631 5122c384 0 879-137 1249-398l-384-700c-247 137-467 206-700 206-385 0-687-138-797-550h1957c21-82 48-288 48-494 0-920-481-1661-1497-1661-837 0-1647 686-1647 1798 0 1140 769 1799 1771 1799zM10986 2912c68-344 288-495 549-495 357 0 467 234 467 495z">
          <text:p/>
        </draw:path>
        <draw:path draw:style-name="gr4" draw:text-style-name="P4" draw:layer="layout" svg:width="3.556cm" svg:height="4.723cm" svg:x="20.008cm" svg:y="14.188cm" svg:viewBox="0 0 3557 4724" svg:d="M823 4724c852 0 1222-418 1579-1345l1155-3379h-1127l-343 1318c-83 330-151 646-220 975h-28c-82-343-151-659-247-975l-412-1318h-1180l1304 3310-41 151c-69 206-220 343-536 343-68 0-158-27-219-41l-206 893c151 41 288 68 521 68z">
          <text:p/>
        </draw:path>
        <draw:path draw:style-name="gr4" draw:text-style-name="P4" draw:layer="layout" svg:width="12.646cm" svg:height="6.329cm" svg:x="5.618cm" svg:y="18.795cm" svg:viewBox="0 0 12647 6330" svg:d="M1402 5122c302 0 631-165 865-398h27l82 316h962v-4779h-1181v1112l41 494c-206-206-426-343-796-343-702 0-1402 673-1402 1798 0 1114 549 1800 1402 1800zM1717 4161c-315 0-508-233-508-852 0-604 234-824 481-824 151 0 329 41 467 165v1264c-124 192-261 247-440 247zM5727 5122c384 0 878-137 1249-398l-384-700c-247 137-467 206-701 206-384 0-686-138-796-550h1957c20-82 48-288 48-495 0-920-481-1661-1497-1661-837 0-1648 686-1648 1798 0 1141 769 1800 1772 1800zM5081 2911c69-344 289-495 550-495 357 0 466 234 466 495zM7608 6330c1030 0 1332-700 1332-1469v-3255h-1181v3296c0 371-96 509-343 509-83 0-152-14-248-42l-206 865c151 55 330 96 646 96zM8349 1181c385 0 659-248 659-591s-274-590-659-590c-384 0-659 247-659 590s275 591 659 591zM10628 5122c371 0 673-165 948-412h27l83 330h961v-1910c0-1126-536-1606-1428-1606-536 0-1030 165-1510 453l411 769c357-192 618-289 865-289 303 0 454 110 481 357-1318 138-1867 536-1867 1251 0 563 384 1057 1029 1057zM11040 4216c-206 0-315-89-315-247 0-192 178-371 741-453v467c-124 137-233 233-426 233z">
          <text:p/>
        </draw:path>
        <draw:path draw:style-name="gr4" draw:text-style-name="P4" draw:layer="layout" svg:width="14.211cm" svg:height="5.039cm" svg:x="5.453cm" svg:y="25.008cm" svg:viewBox="0 0 14212 5040" svg:d="M1126 5040h1361l1084-3434h-1126l-370 1498c-83 343-165 700-248 1071h-27c-82-371-166-728-248-1071l-371-1498h-1181zM4052 5040h1181v-3434h-1181zM4642 1181c385 0 659-248 659-591s-274-590-659-590c-384 0-659 247-659 590s275 591 659 591zM6839 5040h1359l1085-3434h-1126l-371 1498c-82 343-164 700-247 1071h-27c-83-371-165-728-247-1071l-371-1498h-1181zM9764 5040h1180v-3434h-1180zM10354 1181c385 0 659-248 659-591s-274-590-659-590c-384 0-659 247-659 590s275 591 659 591zM11741 5040h1181v-1909c164-426 467-577 714-577 151 0 261 27 384 55l192-1017c-96-41-212-68-425-68-337 0-721 206-975 673h-28l-82-591h-961z">
          <text:p/>
        </draw:path>
        <draw:path draw:style-name="gr5" draw:text-style-name="P3" draw:layer="layout" svg:width="13.003cm" svg:height="5.121cm" svg:x="5.302cm" svg:y="12.582cm" svg:viewBox="0 0 13004 5122" svg:d="M1319 5040h1428l1318-4463h-1208l-453 1950c-117 474-206 934-329 1414h-28c-123-480-206-940-329-1414l-467-1950h-1251zM4395 5040h1181v-3433h-1181zM4985 1182c385 0 660-248 660-591s-275-591-660-591c-384 0-659 248-659 591s275 591 659 591zM7182 5040h1360l1084-3433h-1126l-370 1497c-83 343-165 700-247 1071h-28c-82-371-165-728-247-1071l-371-1497h-1181zM11631 5122c384 0 879-137 1249-398l-384-700c-247 137-467 206-700 206-385 0-687-138-797-550h1957c21-82 48-288 48-494 0-920-481-1661-1497-1661-837 0-1647 686-1647 1798 0 1140 769 1799 1771 1799zM10986 2912c68-344 288-495 549-495 357 0 467 234 467 495z">
          <text:p/>
        </draw:path>
        <draw:path draw:style-name="gr5" draw:text-style-name="P3" draw:layer="layout" svg:width="3.556cm" svg:height="4.723cm" svg:x="20.008cm" svg:y="14.188cm" svg:viewBox="0 0 3557 4724" svg:d="M823 4724c852 0 1222-418 1579-1345l1155-3379h-1127l-343 1318c-83 330-151 646-220 975h-28c-82-343-151-659-247-975l-412-1318h-1180l1304 3310-41 151c-69 206-220 343-536 343-68 0-158-27-219-41l-206 893c151 41 288 68 521 68z">
          <text:p/>
        </draw:path>
        <draw:path draw:style-name="gr5" draw:text-style-name="P3" draw:layer="layout" svg:width="12.646cm" svg:height="6.329cm" svg:x="5.618cm" svg:y="18.795cm" svg:viewBox="0 0 12647 6330" svg:d="M1402 5122c302 0 631-165 865-398h27l82 316h962v-4779h-1181v1112l41 494c-206-206-426-343-796-343-702 0-1402 673-1402 1798 0 1114 549 1800 1402 1800zM1717 4161c-315 0-508-233-508-852 0-604 234-824 481-824 151 0 329 41 467 165v1264c-124 192-261 247-440 247zM5727 5122c384 0 878-137 1249-398l-384-700c-247 137-467 206-701 206-384 0-686-138-796-550h1957c20-82 48-288 48-495 0-920-481-1661-1497-1661-837 0-1648 686-1648 1798 0 1141 769 1800 1772 1800zM5081 2911c69-344 289-495 550-495 357 0 466 234 466 495zM7608 6330c1030 0 1332-700 1332-1469v-3255h-1181v3296c0 371-96 509-343 509-83 0-152-14-248-42l-206 865c151 55 330 96 646 96zM8349 1181c385 0 659-248 659-591s-274-590-659-590c-384 0-659 247-659 590s275 591 659 591zM10628 5122c371 0 673-165 948-412h27l83 330h961v-1910c0-1126-536-1606-1428-1606-536 0-1030 165-1510 453l411 769c357-192 618-289 865-289 303 0 454 110 481 357-1318 138-1867 536-1867 1251 0 563 384 1057 1029 1057zM11040 4216c-206 0-315-89-315-247 0-192 178-371 741-453v467c-124 137-233 233-426 233z">
          <text:p/>
        </draw:path>
        <draw:path draw:style-name="gr5" draw:text-style-name="P3" draw:layer="layout" svg:width="14.211cm" svg:height="5.039cm" svg:x="5.453cm" svg:y="25.008cm" svg:viewBox="0 0 14212 5040" svg:d="M1126 5040h1361l1084-3434h-1126l-370 1498c-83 343-165 700-248 1071h-27c-82-371-166-728-248-1071l-371-1498h-1181zM4052 5040h1181v-3434h-1181zM4642 1181c385 0 659-248 659-591s-274-590-659-590c-384 0-659 247-659 590s275 591 659 591zM6839 5040h1359l1085-3434h-1126l-371 1498c-82 343-164 700-247 1071h-27c-83-371-165-728-247-1071l-371-1498h-1181zM9764 5040h1180v-3434h-1180zM10354 1181c385 0 659-248 659-591s-274-590-659-590c-384 0-659 247-659 590s275 591 659 591zM11741 5040h1181v-1909c164-426 467-577 714-577 151 0 261 27 384 55l192-1017c-96-41-212-68-425-68-337 0-721 206-975 673h-28l-82-591h-961z">
          <text:p/>
        </draw:path>
        <draw:path draw:style-name="gr6" draw:text-style-name="P5" draw:layer="layout" svg:width="0.414cm" svg:height="1.101cm" svg:x="24.228cm" svg:y="20.351cm" svg:viewBox="0 0 415 1102" svg:d="M58 6c-19-13-42-4-53 15s-4 42 15 53c193 106 319 345 322 607 0 128-26 257-83 367-8 19 0 42 15 49 4 5 12 5 15 5 15 0 27-8 34-23 61-122 92-258 92-402 4-285-141-550-357-671z">
          <text:p/>
        </draw:path>
        <draw:path draw:style-name="gr6" draw:text-style-name="P5" draw:layer="layout" svg:width="1.554cm" svg:height="3.192cm" svg:x="23.308cm" svg:y="20.095cm" svg:viewBox="0 0 1555 3193" svg:d="M1555 949c-7-524-356-949-782-949-3 0-3 0-7 0-212 4-406 106-550 292-144 182-220 422-216 676 8 474 300 875 679 936l-19 42c-15 34-12 68 7 98 19 31 50 46 84 50 0 41 0 235 198 420 265 254 148 611 144 626-8 19 4 41 23 49 3 0 7 4 11 4 15 0 30-12 34-27 8-15 136-413-163-701-182-174-174-349-171-364h4c34 0 68-19 87-49s23-68 8-99l-27-53c380-68 664-477 656-951zM839 1836c-12 0-23 7-30 19-8 11-8 23 0 34l41 91c8 11 0 23 0 26 0 4-11 12-23 12h-76c-16 0-23-8-23-12 0-3-8-15 0-26l42-87c3-12 3-23 0-34-8-12-19-19-31-19-364-31-655-410-663-868-4-235 68-460 201-631 129-166 303-257 493-261 3 0 3 0 7 0 384 0 702 390 706 873 4 455-280 845-644 883z">
          <text:p/>
        </draw:path>
        <draw:path draw:style-name="gr7" draw:text-style-name="P6" draw:layer="layout" svg:width="0.804cm" svg:height="0.802cm" svg:x="9.431cm" svg:y="24.688cm" svg:viewBox="0 0 805 803" svg:d="M16 467l244 75 77 246c2 8 9 14 18 15 1 0 2 0 3 0 8 0 15-3 19-9l147-209 257 3c9 0 17-5 21-14 4-8 3-17-2-24l-154-204 82-243c3-8 1-17-6-23-6-6-15-8-23-6l-243 83-205-153c-7-5-16-6-24-2s-13 12-12 21l3 256-208 148c-7 5-11 13-10 22 2 8 8 15 16 18zM254 309c6-5 10-12 10-19l-3-222 177 133c6 4 14 5 21 3l211-72-72 210c-2 7-1 15 4 21l134 178-223-3c-8 0-15 4-19 10l-128 182-66-213c-2-7-8-12-15-14l-212-66z">
          <text:p/>
        </draw:path>
        <draw:path draw:style-name="gr7" draw:text-style-name="P6" draw:layer="layout" svg:width="0.803cm" svg:height="0.802cm" svg:x="10.437cm" svg:y="24.767cm" svg:viewBox="0 0 804 803" svg:d="M722 80c-6-7-15-9-23-6l-242 83-207-153c-7-5-16-6-24-2-7 4-12 12-12 21l4 255-209 148c-7 5-10 14-9 23 1 8 7 15 16 18l244 76 76 244c3 9 10 15 18 16 2 0 3 0 4 0 7 0 14-3 19-9l148-209 256 2c8 0 16-4 20-12s3-17-2-24l-153-206 82-242c2-8 0-17-6-23zM599 342c-2 7-1 15 3 21l133 178-222-2c-7 0-14 4-18 10l-129 181-66-212c-2-7-8-12-15-15l-212-66 181-128c6-5 10-12 9-19l-3-222 179 132c6 5 14 6 21 4l210-72z">
          <text:p/>
        </draw:path>
        <draw:path draw:style-name="gr7" draw:text-style-name="P6" draw:layer="layout" svg:width="0.713cm" svg:height="0.732cm" svg:x="10.299cm" svg:y="25.581cm" svg:viewBox="0 0 714 733" svg:d="M314 8c-6-7-14-10-23-7-8 2-15 8-17 17l-48 223-212 87c-8 4-13 11-14 20 0 8 4 17 11 21l199 116 18 227c0 9 6 17 14 20 3 1 5 1 8 1 6 0 11-2 15-5l171-153 222 54c8 2 17-1 22-8 6-6 7-16 4-23l-93-210 120-195c5-7 4-17 0-24-5-7-13-11-22-11l-227 24zM546 374c-4 6-4 14-1 21l79 179-189-46c-8-2-15 0-21 5l-145 130-14-194c-1-7-5-14-12-18l-168-98 180-74c7-3 12-9 13-17l41-190 126 148c5 6 13 9 20 8l193-20z">
          <text:p/>
        </draw:path>
        <draw:path draw:style-name="gr7" draw:text-style-name="P6" draw:layer="layout" svg:width="0.652cm" svg:height="0.651cm" svg:x="9.53cm" svg:y="25.858cm" svg:viewBox="0 0 653 652" svg:d="M1 364c1 9 7 16 15 18l194 60 60 194c3 9 10 15 18 16 2 0 3 0 4 0 7 0 14-3 18-9l117-167 203 2h1c8 0 16-4 20-12s3-17-2-24l-122-162 65-192c3-8 1-17-5-23s-15-8-24-5l-192 65-163-121c-7-5-16-6-23-2-8 4-13 12-13 21l3 202-165 117c-7 5-11 14-9 22zM211 255c6-4 10-11 10-19l-3-168 135 101c6 4 14 5 21 3l159-55-53 160c-3 7-1 15 3 21l102 135-169-2h-1c-7 0-14 3-18 9l-97 139-50-162c-3-7-8-13-15-15l-161-49z">
          <text:p/>
        </draw:path>
        <draw:path draw:style-name="gr7" draw:text-style-name="P6" draw:layer="layout" svg:width="0.226cm" svg:height="0.268cm" svg:x="9.471cm" svg:y="25.377cm" svg:viewBox="0 0 227 269" svg:d="M121 12c-7-11-21-15-33-9l-77 45c-11 6-15 20-8 31l103 178c3 6 8 9 14 11 2 1 4 1 6 1 4 0 8-1 11-3l78-45c5-3 9-8 10-14 2-6 1-12-2-17zM134 215l-81-139 40-22 79 139z">
          <text:p/>
        </draw:path>
        <draw:path draw:style-name="gr7" draw:text-style-name="P6" draw:layer="layout" svg:width="0.225cm" svg:height="0.268cm" svg:x="10.299cm" svg:y="24.688cm" svg:viewBox="0 0 226 269" svg:d="M226 207c1-6 1-12-2-17l-104-178c-3-6-8-10-14-11-5-2-12-1-17 2l-77 46c-11 6-15 20-9 31l103 177c4 7 11 12 19 12 4 0 8-1 12-4l78-44c5-3 9-8 11-14zM134 215l-80-138 38-22 81 138z">
          <text:p/>
        </draw:path>
        <draw:path draw:style-name="gr7" draw:text-style-name="P6" draw:layer="layout" svg:width="0.225cm" svg:height="0.268cm" svg:x="9.867cm" svg:y="25.558cm" svg:viewBox="0 0 226 269" svg:d="M11 221l78 45c3 2 7 3 11 3 8 0 16-5 20-12l103-178c3-5 4-12 3-18-2-5-6-10-11-13l-79-45c-10-6-24-3-31 8l-102 178c-3 5-4 11-2 17 1 7 5 12 10 15zM133 54l40 22-81 139-38-23z">
          <text:p/>
        </draw:path>
        <draw:path draw:style-name="gr7" draw:text-style-name="P6" draw:layer="layout" svg:width="0.257cm" svg:height="0.153cm" svg:x="10.111cm" svg:y="25.337cm" svg:viewBox="0 0 258 154" svg:d="M5 27c-4 5-6 11-5 17l8 89c1 13 11 21 23 21 0 0 1 0 2 0l205-19c12-1 21-12 20-25l-8-89c0-6-3-12-8-16-5-3-11-5-17-5l-205 19c-6 0-11 3-15 8zM207 48l4 44-159 14-4-44z">
          <text:p/>
        </draw:path>
        <draw:path draw:style-name="gr7" draw:text-style-name="P6" draw:layer="layout" svg:width="0.226cm" svg:height="0.267cm" svg:x="10.662cm" svg:y="26.242cm" svg:viewBox="0 0 227 268" svg:d="M138 3c-11-7-25-3-31 8l-104 178c-3 6-4 12-2 18 1 5 5 10 10 13l79 45c4 2 8 3 11 3 8 0 16-4 20-11l103-178c6-10 2-25-9-32zM93 215l-38-23 80-139 38 23z">
          <text:p/>
        </draw:path>
        <draw:path draw:style-name="gr7" draw:text-style-name="P6" draw:layer="layout" svg:width="0.211cm" svg:height="0.269cm" svg:x="11.017cm" svg:y="25.857cm" svg:viewBox="0 0 212 270" svg:d="M96 2l-82 37c-5 2-11 7-13 12-2 6-2 12 1 18l84 188c4 8 12 13 21 13 3 0 6-1 9-2l82-36c6-3 10-7 12-13s2-12 0-17l-84-189c-5-11-18-16-30-11zM119 217l-65-146 40-18 65 146z">
          <text:p/>
        </draw:path>
        <draw:path draw:style-name="gr7" draw:text-style-name="P6" draw:layer="layout" svg:width="0.264cm" svg:height="0.237cm" svg:x="10.967cm" svg:y="25.428cm" svg:viewBox="0 0 265 238" svg:d="M261 83l-53-74c-4-5-9-8-15-9s-12 0-17 4l-167 120c-4 4-8 9-9 15s1 12 4 17l52 73c5 6 12 9 19 9 4 0 9-1 13-4l168-119c10-8 12-22 5-32zM80 184l-26-36 130-93 26 36z">
          <text:p/>
        </draw:path>
        <draw:path draw:style-name="gr7" draw:text-style-name="P6" draw:layer="layout" svg:width="0.264cm" svg:height="0.237cm" svg:x="10.199cm" svg:y="25.557cm" svg:viewBox="0 0 265 238" svg:d="M208 9c-3-5-9-8-15-9s-12 1-17 4l-166 119c-10 8-13 22-5 32l52 74c3 5 9 8 15 9 1 0 2 0 3 0 5 0 10-1 14-4l167-120c10-7 13-22 5-32zM81 184l-26-37 129-93 26 36z">
          <text:p/>
        </draw:path>
        <draw:path draw:style-name="gr8" draw:text-style-name="P7" draw:layer="layout" svg:width="0.803cm" svg:height="0.802cm" svg:x="14.874cm" svg:y="24.688cm" svg:viewBox="0 0 804 803" svg:d="M16 467l244 75 76 246c3 8 10 14 19 15 1 0 2 0 3 0 7 0 14-3 19-9l147-209 256 3c10 0 17-5 21-14 4-8 3-17-2-24l-154-204 82-243c2-8 0-17-6-23s-15-8-23-6l-242 83-205-153c-7-5-17-6-24-2-8 4-13 12-13 21l4 256-209 148c-7 5-10 13-9 22 1 8 8 15 16 18zM254 309c6-5 10-12 10-19l-4-222 178 133c6 4 14 5 21 3l210-72-71 210c-2 7-1 15 3 21l133 178-221-3h-1c-7 0-14 4-18 10l-128 182-66-213c-2-7-8-12-15-14l-212-66z">
          <text:p/>
        </draw:path>
        <draw:path draw:style-name="gr8" draw:text-style-name="P7" draw:layer="layout" svg:width="0.803cm" svg:height="0.802cm" svg:x="15.879cm" svg:y="24.767cm" svg:viewBox="0 0 804 803" svg:d="M723 80c-6-7-15-9-24-6l-243 83-205-153c-7-5-16-6-24-2s-12 12-12 21l3 255-208 148c-7 5-11 14-9 23 1 8 7 15 15 18l245 76 76 244c3 9 10 15 18 16 1 0 3 0 4 0 7 0 14-3 18-9l148-209 256 2h1c8 0 16-4 20-12s3-17-2-24l-154-206 82-242c3-8 1-17-5-23zM600 342c-3 7-1 15 3 21l133 178-223-2c-7 0-14 4-19 10l-127 181-66-212c-3-7-8-12-15-15l-212-66 181-128c6-5 9-12 9-19l-3-222 178 132c6 5 14 6 21 4l211-72z">
          <text:p/>
        </draw:path>
        <draw:path draw:style-name="gr8" draw:text-style-name="P7" draw:layer="layout" svg:width="0.713cm" svg:height="0.732cm" svg:x="15.742cm" svg:y="25.581cm" svg:viewBox="0 0 714 733" svg:d="M314 8c-6-7-16-10-24-7-9 2-15 8-17 17l-48 223-211 87c-8 4-13 11-14 20-1 8 4 17 11 21l198 116 17 227c1 9 7 17 15 20 2 1 5 1 8 1 5 0 11-2 15-5l171-153 222 54c9 2 18-1 23-8 6-6 7-16 3-23l-92-210 120-195c4-7 4-17 0-24-5-7-13-11-22-11l-227 24zM546 374c-4 6-4 14-1 21l78 179-189-46c-7-2-15 0-20 5l-146 130-15-194c0-7-5-14-11-18l-168-98 180-74c7-3 12-9 13-17l42-190 126 148c5 6 12 9 20 8l193-20z">
          <text:p/>
        </draw:path>
        <draw:path draw:style-name="gr8" draw:text-style-name="P7" draw:layer="layout" svg:width="0.653cm" svg:height="0.651cm" svg:x="14.973cm" svg:y="25.858cm" svg:viewBox="0 0 654 652" svg:d="M0 364c2 9 8 16 16 18l194 60 60 194c3 9 10 15 18 16 1 0 2 0 4 0 7 0 14-3 18-9l118-167 202 2c9 0 17-4 21-12s3-17-2-24l-122-162 65-192c3-8 1-17-6-23-6-6-15-8-23-5l-191 65-164-121c-7-5-16-6-24-2-7 4-12 12-12 21l3 202-165 117c-7 5-11 14-10 22zM211 255c6-4 10-11 9-19l-2-168 136 101c6 4 14 5 21 3l159-55-54 160c-2 7-1 15 4 21l101 135-169-2c-7 0-14 3-18 9l-98 139-51-162c-2-7-8-13-15-15l-160-49z">
          <text:p/>
        </draw:path>
        <draw:path draw:style-name="gr8" draw:text-style-name="P7" draw:layer="layout" svg:width="0.226cm" svg:height="0.268cm" svg:x="14.913cm" svg:y="25.377cm" svg:viewBox="0 0 227 269" svg:d="M121 12c-6-11-20-15-31-9l-78 45c-11 6-15 20-9 31l104 178c3 6 8 9 14 11 1 1 3 1 5 1 4 0 8-1 12-3l77-45c6-3 9-8 11-14s1-12-2-17zM135 215l-80-139 38-22 80 139z">
          <text:p/>
        </draw:path>
        <draw:path draw:style-name="gr8" draw:text-style-name="P7" draw:layer="layout" svg:width="0.225cm" svg:height="0.268cm" svg:x="15.742cm" svg:y="24.688cm" svg:viewBox="0 0 226 269" svg:d="M226 207c1-6 0-12-3-17l-103-178c-3-6-8-10-14-11-6-2-12-1-17 2l-78 46c-11 6-14 20-8 31l102 177c5 7 12 12 21 12 4 0 8-1 11-4l78-44c5-3 9-8 11-14zM134 215l-80-138 38-22 81 138z">
          <text:p/>
        </draw:path>
        <draw:path draw:style-name="gr8" draw:text-style-name="P7" draw:layer="layout" svg:width="0.225cm" svg:height="0.268cm" svg:x="15.31cm" svg:y="25.558cm" svg:viewBox="0 0 226 269" svg:d="M11 221l78 45c3 2 7 3 11 3 9 0 16-5 21-12l102-178c3-5 4-12 2-18-1-5-5-10-10-13l-78-45c-11-6-25-3-31 8l-103 178c-3 5-4 11-3 17 2 7 6 12 11 15zM134 54l38 22-80 139-39-23z">
          <text:p/>
        </draw:path>
        <draw:path draw:style-name="gr8" draw:text-style-name="P7" draw:layer="layout" svg:width="0.257cm" svg:height="0.153cm" svg:x="15.553cm" svg:y="25.337cm" svg:viewBox="0 0 258 154" svg:d="M5 27c-4 5-6 11-5 17l8 89c1 13 11 21 22 21 1 0 2 0 2 0l204-19c13-1 23-12 22-25l-9-89c-1-6-4-12-8-16-5-3-11-5-17-5l-204 19c-6 0-11 3-15 8zM206 48l4 44-159 14-4-44z">
          <text:p/>
        </draw:path>
        <draw:path draw:style-name="gr8" draw:text-style-name="P7" draw:layer="layout" svg:width="0.226cm" svg:height="0.267cm" svg:x="16.105cm" svg:y="26.242cm" svg:viewBox="0 0 227 268" svg:d="M136 3c-10-7-24-3-31 8l-102 178c-3 6-4 12-2 18 1 5 5 10 10 13l78 45c3 2 7 3 11 3 8 0 16-4 20-11l103-178c7-10 3-25-8-32zM92 215l-38-23 79-139 39 23z">
          <text:p/>
        </draw:path>
        <draw:path draw:style-name="gr8" draw:text-style-name="P7" draw:layer="layout" svg:width="0.211cm" svg:height="0.269cm" svg:x="16.46cm" svg:y="25.857cm" svg:viewBox="0 0 212 270" svg:d="M96 2l-83 37c-6 2-10 7-12 12-2 6-2 12 1 18l84 188c4 8 12 13 21 13 3 0 6-1 9-2l82-36c5-3 10-7 12-13s2-12-1-17l-83-189c-5-11-19-16-30-11zM118 217l-65-146 41-18 65 146z">
          <text:p/>
        </draw:path>
        <draw:path draw:style-name="gr8" draw:text-style-name="P7" draw:layer="layout" svg:width="0.264cm" svg:height="0.237cm" svg:x="16.41cm" svg:y="25.428cm" svg:viewBox="0 0 265 238" svg:d="M261 83l-53-74c-3-5-8-8-14-9s-12 0-17 4l-168 120c-5 4-8 9-9 15s0 12 4 17l52 73c5 6 12 9 19 9 4 0 9-1 13-4l167-119c11-8 13-22 6-32zM80 184l-26-36 131-93 25 36z">
          <text:p/>
        </draw:path>
        <draw:path draw:style-name="gr8" draw:text-style-name="P7" draw:layer="layout" svg:width="0.264cm" svg:height="0.237cm" svg:x="15.642cm" svg:y="25.557cm" svg:viewBox="0 0 265 238" svg:d="M209 9c-4-5-9-8-15-9s-12 1-17 4l-167 119c-11 8-13 22-6 32l53 74c3 5 8 8 15 9 2 0 3 0 4 0 5 0 9-1 13-4l167-120c10-7 12-22 5-32zM81 184l-26-37 130-93 26 36z">
          <text:p/>
        </draw:path>
        <draw:path draw:style-name="gr6" draw:text-style-name="P5" draw:layer="layout" svg:width="0.803cm" svg:height="0.802cm" svg:x="13.065cm" svg:y="18.274cm" svg:viewBox="0 0 804 803" svg:d="M16 467l246 75 76 246c2 8 10 14 18 15 1 0 2 0 4 0 7 0 14-3 18-9l147-209 256 3h1c8 0 16-5 20-13 4-9 3-18-2-25l-154-204 82-243c3-8 1-17-5-23s-16-8-24-6l-242 83-205-153c-7-5-16-6-24-2s-12 12-12 21l3 256-209 148c-7 5-11 13-9 22 1 8 7 15 15 18zM255 309c6-5 10-12 10-19l-3-222 178 133c6 4 13 5 21 3l209-72-71 210c-2 7-1 15 4 21l133 178-222-3c-8 0-15 4-19 10l-127 182-67-213c-2-7-7-12-15-14l-212-66z">
          <text:p/>
        </draw:path>
        <draw:path draw:style-name="gr6" draw:text-style-name="P5" draw:layer="layout" svg:width="0.803cm" svg:height="0.802cm" svg:x="14.071cm" svg:y="18.353cm" svg:viewBox="0 0 804 803" svg:d="M721 80c-6-7-15-9-23-6l-242 83-205-153c-7-5-17-6-24-2-8 4-13 12-13 21l4 255-209 148c-7 5-10 14-9 23 1 8 8 15 16 18l244 76 76 244c3 9 10 15 19 16 1 0 2 0 3 0 7 0 14-3 19-9l147-210 256 3c10 0 17-4 21-12s3-17-2-24l-154-206 82-242c2-8 0-17-6-23zM598 342c-2 7-1 15 3 21l133 178-221-2h-1c-7 0-14 4-18 10l-128 181-66-212c-2-7-8-12-15-15l-212-66 181-128c6-5 10-12 10-19l-4-222 178 132c6 5 14 6 21 4l210-72z">
          <text:p/>
        </draw:path>
        <draw:path draw:style-name="gr6" draw:text-style-name="P5" draw:layer="layout" svg:width="0.714cm" svg:height="0.732cm" svg:x="13.933cm" svg:y="19.167cm" svg:viewBox="0 0 715 733" svg:d="M313 8c-5-7-14-10-23-7-8 2-15 8-16 17l-48 224-212 87c-8 4-13 11-14 20 0 8 4 17 12 21l197 115 18 227c0 9 6 16 14 20 3 1 6 1 8 1 6 0 11-2 16-5l170-153 222 54c8 2 17-1 23-8 6-6 7-16 3-23l-93-209 121-196c5-7 5-17 0-24s-13-11-21-11l-229 24zM546 375c-4 6-5 14-2 21l79 178-189-46c-7-2-15 0-21 5l-144 130-15-194c-1-7-5-14-12-18l-168-97 180-74c7-3 12-9 14-17l40-191 126 148c5 6 13 9 20 8l193-20z">
          <text:p/>
        </draw:path>
        <draw:path draw:style-name="gr6" draw:text-style-name="P5" draw:layer="layout" svg:width="0.652cm" svg:height="0.651cm" svg:x="13.165cm" svg:y="19.444cm" svg:viewBox="0 0 653 652" svg:d="M0 364c1 9 7 16 16 18l194 61 60 193c3 9 10 15 19 16 1 0 2 0 3 0 7 0 14-3 19-9l116-166 203 2c8 0 16-4 20-12s3-17-2-24l-121-163 64-192c3-8 1-17-5-23s-15-8-23-5l-192 65-162-121c-7-5-17-6-24-2-9 4-14 12-14 21l3 202-165 117c-7 5-10 14-9 22zM211 255c6-4 10-11 10-19l-3-168 135 100c6 5 14 6 21 4l160-55-54 160c-3 7-1 15 3 21l101 136-168-2h-1c-7 0-14 3-18 9l-97 138-50-161c-2-8-8-14-15-16l-162-49z">
          <text:p/>
        </draw:path>
        <draw:path draw:style-name="gr6" draw:text-style-name="P5" draw:layer="layout" svg:width="0.226cm" svg:height="0.268cm" svg:x="13.105cm" svg:y="18.963cm" svg:viewBox="0 0 227 269" svg:d="M121 11c-7-10-21-14-31-8l-79 45c-11 6-15 20-8 31l103 178c3 6 8 9 14 11 2 1 4 1 6 1 4 0 8-1 11-3l78-45c5-3 9-8 10-14 2-6 1-12-2-17zM134 215l-81-139 40-22 79 139z">
          <text:p/>
        </draw:path>
        <draw:path draw:style-name="gr6" draw:text-style-name="P5" draw:layer="layout" svg:width="0.226cm" svg:height="0.268cm" svg:x="13.933cm" svg:y="18.274cm" svg:viewBox="0 0 227 269" svg:d="M226 207c2-6 1-12-2-17l-104-179c-3-5-8-9-13-10-6-2-13-1-18 2l-77 46c-11 6-15 20-9 31l103 177c4 7 12 12 19 12 4 0 9-1 13-4l77-44c6-3 9-8 11-14zM135 215l-81-138 38-22 81 138z">
          <text:p/>
        </draw:path>
        <draw:path draw:style-name="gr6" draw:text-style-name="P5" draw:layer="layout" svg:width="0.226cm" svg:height="0.268cm" svg:x="13.501cm" svg:y="19.144cm" svg:viewBox="0 0 227 269" svg:d="M11 221l78 44c4 3 7 4 11 4 8 0 17-5 21-12l102-178c4-5 4-12 3-18-2-5-6-10-11-13l-77-45c-11-6-25-3-32 8l-103 178c-3 5-4 11-2 17 1 6 5 12 10 15zM135 54l38 22-81 139-38-23z">
          <text:p/>
        </draw:path>
        <draw:path draw:style-name="gr6" draw:text-style-name="P5" draw:layer="layout" svg:width="0.258cm" svg:height="0.153cm" svg:x="13.745cm" svg:y="18.923cm" svg:viewBox="0 0 259 154" svg:d="M6 27c-5 5-7 11-6 17l9 90c1 12 11 20 23 20 0 0 1 0 2 0l204-18c12-1 22-13 20-26l-8-89c0-6-3-12-8-16-4-3-10-5-16-5l-204 19c-6 0-12 3-16 8zM207 48l4 44-159 14-4-44z">
          <text:p/>
        </draw:path>
        <draw:path draw:style-name="gr6" draw:text-style-name="P5" draw:layer="layout" svg:width="0.225cm" svg:height="0.267cm" svg:x="14.296cm" svg:y="19.828cm" svg:viewBox="0 0 226 268" svg:d="M137 3c-11-7-25-3-31 8l-103 178c-3 6-3 12-2 18 2 5 5 10 11 13l77 45c4 2 8 3 12 3 7 0 15-4 19-11l104-178c6-10 2-25-10-32zM92 215l-38-23 80-139 38 23z">
          <text:p/>
        </draw:path>
        <draw:path draw:style-name="gr6" draw:text-style-name="P5" draw:layer="layout" svg:width="0.211cm" svg:height="0.269cm" svg:x="14.651cm" svg:y="19.443cm" svg:viewBox="0 0 212 270" svg:d="M95 2l-82 36c-5 3-9 7-12 13-2 6-2 13 1 19l84 187c3 8 12 13 20 13 3 0 7-1 10-2l82-36c6-3 10-7 12-13s2-12 0-18l-85-188c-5-11-18-16-30-11zM118 217l-65-145 40-19 66 146z">
          <text:p/>
        </draw:path>
        <draw:path draw:style-name="gr6" draw:text-style-name="P5" draw:layer="layout" svg:width="0.264cm" svg:height="0.237cm" svg:x="14.601cm" svg:y="19.014cm" svg:viewBox="0 0 265 238" svg:d="M261 83l-52-74c-4-5-9-8-15-9s-12 0-17 4l-167 120c-5 4-9 9-10 15s1 12 4 17l54 73c4 6 11 9 18 9 5 0 9-1 13-4l167-119c10-8 12-22 5-32zM81 184l-25-36 129-94 26 37z">
          <text:p/>
        </draw:path>
        <draw:path draw:style-name="gr6" draw:text-style-name="P5" draw:layer="layout" svg:width="0.264cm" svg:height="0.237cm" svg:x="13.834cm" svg:y="19.143cm" svg:viewBox="0 0 265 238" svg:d="M208 9c-3-5-9-8-14-9-6-1-12 1-17 4l-168 119c-10 8-12 22-5 32l53 74c4 5 9 8 15 9 1 0 2 0 3 0 5 0 10-1 14-4l166-120c10-7 13-22 5-32zM81 184l-26-37 130-93 25 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0"/>
    <meta:generator>LibreOffice/6.1.5.2$Linux_X86_64 LibreOffice_project/10$Build-2</meta:generator>
  </office:meta>
</office:document-meta>
</file>